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bgt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bgt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bgt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_scrSection_columns_scrBook">2</text:span><text:span text:style-name="span_.bgt_Paragraph_scrSection_columns_scrBook">eigna imarea kedana reghi leghua na puhimiu ke jino mena reghia mua ighamu koti ghaghana bohea a God. </text:span><text:span text:style-name="VerseNumber_.bgt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bgt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bgt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bgt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bgt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bgt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quot; &quot;,string,(,chapter,first,),&quot; � &quot;,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quot; &quot;,string,(,chapter,first,),&quot; � &quot;,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1-25T14:55:47</meta:creation-date>
    <dc:creator>Admin</dc:creator>
    <dc:date>2010-11-25T14:55:47</dc:date>
    <meta:editing-cycles>1</meta:editing-cycles>
    <meta:editing-duration>PT2M27S</meta:editing-duration>
    <meta:AssemblyVersion Assembly-Version="OpenOfficeConvert 0.6.11.2280"/>
    <meta:Created-By Created-By="ReSharper 5.1.1753.4"/>
    <meta:user-defined meta:name="Assembly-Version">OpenOfficeConvert 0.6.11.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2\1pe"
Const IsPreview = "False"

'Changed On Nov-24-2010 for TD-1691(Parallel_Passage_Reference and Section_Head should be marked "Keep with next" after macro is run)

' Handled "Keep with nex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KeepNextParagraph()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